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1.164cm" fo:min-width="2.61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6cm" svg:y1="11.5cm" svg:x2="9.7cm" svg:y2="13.8cm">
          <text:p/>
        </draw:line>
        <draw:line draw:style-name="gr1" draw:text-style-name="P1" draw:layer="layout" svg:x1="13.5cm" svg:y1="11.5cm" svg:x2="11.4cm" svg:y2="13.8cm">
          <text:p/>
        </draw:line>
        <draw:line draw:style-name="gr1" draw:text-style-name="P1" draw:layer="layout" svg:x1="13.6cm" svg:y1="7.1cm" svg:x2="13.6cm" svg:y2="9.5cm">
          <text:p/>
        </draw:line>
        <draw:line draw:style-name="gr1" draw:text-style-name="P1" draw:layer="layout" svg:x1="7.5cm" svg:y1="7cm" svg:x2="7.5cm" svg:y2="9.5cm">
          <text:p/>
        </draw:line>
        <draw:custom-shape draw:style-name="gr2" draw:text-style-name="P3" draw:layer="layout" svg:width="4.4cm" svg:height="2cm" svg:x="8.4cm" svg:y="13.6cm">
          <text:p text:style-name="P2">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4cm" svg:height="2cm" svg:x="5.3cm" svg:y="9.5cm">
          <text:p text:style-name="P2">M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4cm" svg:height="2cm" svg:x="11.3cm" svg:y="9.5cm">
          <text:p text:style-name="P2">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4cm" svg:height="2cm" svg:x="5.3cm" svg:y="5.2cm">
          <text:p text:style-name="P2">Mum’s</text:p>
          <text:p text:style-name="P2">par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4cm" svg:height="2cm" svg:x="11.302cm" svg:y="5.202cm">
          <text:p text:style-name="P2">Dad’s</text:p>
          <text:p text:style-name="P2">par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7T12:14:40.985616539</meta:creation-date>
    <dc:date>2020-02-07T12:23:18.961732561</dc:date>
    <meta:editing-duration>PT8M39S</meta:editing-duration>
    <meta:editing-cycles>1</meta:editing-cycles>
    <meta:document-statistic meta:object-count="9"/>
    <meta:generator>LibreOffice/6.3.4.2$Linux_X86_64 LibreOffice_project/30$Build-2</meta:generator>
  </office:meta>
</office:document-meta>
</file>